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4cm" fo:min-width="3.482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4.246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5.584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.45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6.678cm"/>
    </style:style>
    <style:style style:name="gr6" style:family="graphic" style:parent-style-name="standard">
      <style:graphic-properties draw:textarea-horizontal-align="justify" draw:textarea-vertical-align="middle" draw:auto-grow-height="false" fo:min-height="1.951cm" fo:min-width="5.2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8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1.751cm" fo:min-width="3.272cm"/>
    </style:style>
    <style:style style:name="gr10" style:family="graphic" style:parent-style-name="standard">
      <style:graphic-properties draw:textarea-horizontal-align="justify" draw:textarea-vertical-align="middle" draw:auto-grow-height="false" fo:min-height="1.751cm" fo:min-width="3.516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textarea-horizontal-align="justify" draw:textarea-vertical-align="middle" draw:auto-grow-height="false" fo:min-height="2.0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1.88cm" fo:min-width="4.594cm"/>
    </style:style>
    <style:style style:name="gr15" style:family="graphic" style:parent-style-name="standard">
      <style:graphic-properties draw:stroke="none" svg:stroke-color="#000000" draw:fill="none" draw:fill-color="#ffffff" fo:min-height="1.85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cm" svg:height="1.3cm" svg:x="8.9cm" svg:y="0.4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7.8cm" svg:height="1.7cm" svg:x="7.1cm" svg:y="2.8cm">
          <text:p text:style-name="P1">Display main layo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10cm" svg:height="1.6cm" svg:x="6cm" svg:y="5.5cm">
          <text:p text:style-name="P1">Get database file loca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5" draw:id="id5" draw:layer="layout" svg:width="5.9cm" svg:height="4.6cm" svg:x="7.7cm" svg:y="19.3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4" draw:id="id4" draw:layer="layout" svg:width="11.8cm" svg:height="1.8cm" svg:x="4.7cm" svg:y="8.8cm">
          <text:p text:style-name="P1">Display data in the main layout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14" draw:id="id14" draw:layer="layout" svg:width="8.6cm" svg:height="2.2cm" svg:x="17.9cm" svg:y="8.6cm">
          <text:p text:style-name="P1">Get data from database <text:s text:c="6"/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7" draw:text-style-name="P1" draw:layer="layout" svg:x1="11.05cm" svg:y1="1.7cm" svg:x2="11cm" svg:y2="2.8cm" draw:start-shape="id1" draw:start-glue-point="6" draw:end-shape="id2" draw:end-glue-point="5" svg:d="M11050 1700v551h-50v549" svg:viewBox="0 0 51 1101">
          <text:p/>
        </draw:connector>
        <draw:connector draw:style-name="gr7" draw:text-style-name="P1" draw:layer="layout" svg:x1="11cm" svg:y1="4.5cm" svg:x2="11cm" svg:y2="5.5cm" draw:start-shape="id2" draw:start-glue-point="8" draw:end-shape="id3" draw:end-glue-point="5" svg:d="M11000 4500v1000" svg:viewBox="0 0 1 1001">
          <text:p/>
        </draw:connector>
        <draw:connector draw:style-name="gr7" draw:text-style-name="P1" draw:layer="layout" svg:x1="11cm" svg:y1="7.1cm" svg:x2="10.6cm" svg:y2="8.8cm" draw:start-shape="id3" draw:start-glue-point="8" draw:end-shape="id4" draw:end-glue-point="5" svg:d="M11000 7100v851h-400v849" svg:viewBox="0 0 401 1701">
          <text:p/>
        </draw:connector>
        <draw:custom-shape draw:style-name="gr8" draw:text-style-name="P1" xml:id="id6" draw:id="id6" draw:layer="layout" svg:width="5.2cm" svg:height="4.1cm" svg:x="22.3cm" svg:y="16.6cm">
          <text:p text:style-name="P1">Create new da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3.6cm" svg:y1="21.6cm" svg:x2="24.9cm" svg:y2="16.6cm" draw:start-shape="id5" draw:start-glue-point="7" draw:end-shape="id6" draw:end-glue-point="4" svg:d="M13600 21600h4351v-5501h6949v501" svg:viewBox="0 0 11301 5502">
          <text:p/>
        </draw:connector>
        <draw:custom-shape draw:style-name="gr9" draw:text-style-name="P1" xml:id="id8" draw:id="id8" draw:layer="layout" svg:width="6.2cm" svg:height="2cm" svg:x="26.7cm" svg:y="22.3cm">
          <text:p text:style-name="P1">Create new ri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9" draw:id="id9" draw:layer="layout" svg:width="6.6cm" svg:height="2cm" svg:x="15.4cm" svg:y="22.1cm">
          <text:p text:style-name="P1">Create new ev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7" draw:id="id7" draw:layer="layout" svg:width="6.6cm" svg:height="2cm" svg:x="21cm" svg:y="22.2cm">
          <text:p text:style-name="P1">Create new rec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type="line" svg:x1="24.9cm" svg:y1="20.7cm" svg:x2="24.96cm" svg:y2="22.2cm" draw:start-shape="id6" draw:start-glue-point="6" draw:end-shape="id7" draw:end-glue-point="4" svg:d="M24900 20700l60 1500" svg:viewBox="0 0 61 1501">
          <text:p/>
        </draw:connector>
        <draw:connector draw:style-name="gr7" draw:text-style-name="P1" draw:layer="layout" svg:x1="27.5cm" svg:y1="18.65cm" svg:x2="30.42cm" svg:y2="22.3cm" draw:start-shape="id6" draw:start-glue-point="7" draw:end-shape="id8" draw:end-glue-point="4" svg:d="M27500 18650h2920v3650" svg:viewBox="0 0 2921 3651">
          <text:p/>
        </draw:connector>
        <draw:connector draw:style-name="gr7" draw:text-style-name="P1" draw:layer="layout" svg:x1="22.3cm" svg:y1="18.65cm" svg:x2="19.36cm" svg:y2="22.1cm" draw:start-shape="id6" draw:start-glue-point="5" draw:end-shape="id9" draw:end-glue-point="4" svg:d="M22300 18650h-2940v3450" svg:viewBox="0 0 2941 3451">
          <text:p/>
        </draw:connector>
        <draw:connector draw:style-name="gr7" draw:text-style-name="P1" draw:layer="layout" svg:x1="7.7cm" svg:y1="21.6cm" svg:x2="6.4cm" svg:y2="24.5cm" draw:start-shape="id5" draw:start-glue-point="5" draw:end-shape="id10" draw:end-glue-point="0" svg:d="M7700 21600h-1300v2900" svg:viewBox="0 0 1301 2901">
          <text:p/>
        </draw:connector>
        <draw:frame draw:style-name="gr11" xml:id="id13" draw:id="id13" draw:layer="layout" svg:width="5.1cm" svg:height="2cm" svg:x="8.1cm" svg:y="25.5cm">
          <draw:text-box>
            <text:p>See figurer 2.9</text:p>
          </draw:text-box>
        </draw:frame>
        <draw:frame draw:style-name="gr12" xml:id="id10" draw:id="id10" draw:layer="layout" svg:width="4.8cm" svg:height="1.3cm" svg:x="4cm" svg:y="24.5cm">
          <draw:text-box>
            <text:p>See figure 2.10</text:p>
          </draw:text-box>
        </draw:frame>
        <draw:custom-shape draw:style-name="gr13" draw:text-style-name="P1" xml:id="id11" draw:id="id11" draw:layer="layout" svg:width="6cm" svg:height="4.6cm" svg:x="7.6cm" svg:y="12.5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draw:type="line" svg:x1="10.6cm" svg:y1="10.6cm" svg:x2="10.6cm" svg:y2="12.5cm" draw:start-shape="id4" draw:start-glue-point="8" draw:end-shape="id11" draw:end-glue-point="4" svg:d="M10600 10600v1900" svg:viewBox="0 0 1 1901">
          <text:p/>
        </draw:connector>
        <draw:custom-shape draw:style-name="gr14" draw:text-style-name="P1" xml:id="id12" draw:id="id12" draw:layer="layout" svg:width="5.5cm" svg:height="2.3cm" svg:x="0.7cm" svg:y="13.7cm">
          <text:p text:style-name="P1">Save and ex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draw:type="line" svg:x1="7.6cm" svg:y1="14.8cm" svg:x2="6.2cm" svg:y2="14.85cm" draw:start-shape="id11" draw:start-glue-point="5" draw:end-shape="id12" draw:end-glue-point="7" svg:d="M7600 14800l-1400 50" svg:viewBox="0 0 1401 51">
          <text:p/>
        </draw:connector>
        <draw:connector draw:style-name="gr7" draw:text-style-name="P1" draw:layer="layout" draw:type="line" svg:x1="10.6cm" svg:y1="17.1cm" svg:x2="10.65cm" svg:y2="19.3cm" draw:start-shape="id11" draw:start-glue-point="6" draw:end-shape="id5" svg:d="M10600 17100l50 2200" svg:viewBox="0 0 51 2201">
          <text:p/>
        </draw:connector>
        <draw:connector draw:style-name="gr7" draw:text-style-name="P1" draw:layer="layout" draw:type="line" svg:x1="10.65cm" svg:y1="23.9cm" svg:x2="10.65cm" svg:y2="25.5cm" draw:start-shape="id5" draw:start-glue-point="6" draw:end-shape="id13" draw:end-glue-point="0" svg:d="M10650 23900v1600" svg:viewBox="0 0 1 1601">
          <text:p/>
        </draw:connector>
        <draw:connector draw:style-name="gr7" draw:text-style-name="P1" draw:layer="layout" draw:type="line" svg:x1="17.9cm" svg:y1="9.7cm" svg:x2="15.299cm" svg:y2="9.7cm" draw:start-shape="id14" draw:start-glue-point="5" draw:end-shape="id4" draw:end-glue-point="9" svg:d="M17900 9700h-2601" svg:viewBox="0 0 2602 1">
          <text:p/>
        </draw:connector>
        <draw:frame draw:style-name="gr15" xml:id="id15" draw:id="id15" draw:layer="layout" svg:width="6.8cm" svg:height="2.1cm" svg:x="16.7cm" svg:y="12.7cm">
          <draw:text-box>
            <text:p>From all figures that link to figure 2.6</text:p>
          </draw:text-box>
        </draw:frame>
        <draw:connector draw:style-name="gr7" draw:text-style-name="P1" draw:layer="layout" svg:x1="16.7cm" svg:y1="13.75cm" svg:x2="13.6cm" svg:y2="14.8cm" draw:start-shape="id15" draw:start-glue-point="3" draw:end-shape="id11" draw:end-glue-point="7" svg:d="M16700 13750h-1549v1050h-1551" svg:viewBox="0 0 3101 1051">
          <text:p/>
        </draw:connector>
        <draw:frame draw:style-name="gr12" xml:id="id16" draw:id="id16" draw:layer="layout" svg:width="4.8cm" svg:height="1.3cm" svg:x="15.6cm" svg:y="25.1cm">
          <draw:text-box>
            <text:p>See figure 2. 7</text:p>
          </draw:text-box>
        </draw:frame>
        <draw:connector draw:style-name="gr7" draw:text-style-name="P1" draw:layer="layout" draw:type="line" svg:x1="18.028cm" svg:y1="24.1cm" svg:x2="18cm" svg:y2="25.1cm" draw:start-shape="id9" draw:start-glue-point="7" draw:end-shape="id16" svg:d="M18028 24100l-28 1000" svg:viewBox="0 0 29 1001">
          <text:p/>
        </draw:connector>
        <draw:frame draw:style-name="gr12" xml:id="id17" draw:id="id17" draw:layer="layout" svg:width="4.6cm" svg:height="1.3cm" svg:x="27.5cm" svg:y="25.5cm">
          <draw:text-box>
            <text:p>See figure 2.8</text:p>
          </draw:text-box>
        </draw:frame>
        <draw:connector draw:style-name="gr7" draw:text-style-name="P1" draw:layer="layout" draw:type="line" svg:x1="29.8cm" svg:y1="24.3cm" svg:x2="29.8cm" svg:y2="25.5cm" draw:start-shape="id8" draw:start-glue-point="8" draw:end-shape="id17" draw:end-glue-point="0" svg:d="M29800 24300v1200" svg:viewBox="0 0 1 1201">
          <text:p/>
        </draw:connector>
        <draw:frame draw:style-name="gr16" xml:id="id18" draw:id="id18" draw:layer="layout" svg:width="4.8cm" svg:height="1.673cm" svg:x="21.9cm" svg:y="25.1cm">
          <draw:text-box>
            <text:p>See figure 2.11</text:p>
          </draw:text-box>
        </draw:frame>
        <draw:connector draw:style-name="gr7" draw:text-style-name="P1" draw:layer="layout" draw:type="line" svg:x1="24.3cm" svg:y1="24.2cm" svg:x2="24.3cm" svg:y2="25.1cm" draw:start-shape="id7" draw:start-glue-point="8" draw:end-shape="id18" draw:end-glue-point="0" svg:d="M24300 242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0:24:08.396000000</meta:creation-date>
    <dc:date>2015-01-16T21:58:41.517000000</dc:date>
    <meta:editing-duration>PT1H18M29S</meta:editing-duration>
    <meta:editing-cycles>7</meta:editing-cycles>
    <meta:generator>LibreOffice/4.3.2.2$Windows_x86 LibreOffice_project/edfb5295ba211bd31ad47d0bad0118690f76407d</meta:generator>
    <meta:document-statistic meta:object-count="35"/>
  </office:meta>
</office:document-meta>
</file>